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paragraph-properties fo:text-align="end" style:justify-single-word="false"/>
      <style:text-properties officeooo:rsid="001e42d5" officeooo:paragraph-rsid="001e42d5"/>
    </style:style>
    <style:style style:name="P2" style:family="paragraph" style:parent-style-name="Standard">
      <style:paragraph-properties fo:line-height="115%"/>
      <style:text-properties style:font-name="DejaVu Sans" fo:font-size="12pt" officeooo:rsid="00290cfd" officeooo:paragraph-rsid="00290cfd" style:font-size-asian="10.5pt" style:font-size-complex="12pt"/>
    </style:style>
    <style:style style:name="P3" style:family="paragraph" style:parent-style-name="Standard">
      <style:paragraph-properties fo:line-height="115%"/>
      <style:text-properties style:font-name="DejaVu Sans" fo:font-size="12pt" officeooo:paragraph-rsid="00290cfd" style:font-size-asian="10.5pt" style:font-size-complex="12pt"/>
    </style:style>
    <style:style style:name="P4" style:family="paragraph" style:parent-style-name="Standard">
      <style:paragraph-properties fo:line-height="115%"/>
      <style:text-properties style:font-name="DejaVu Sans" fo:font-size="12pt" officeooo:rsid="002a13ae" officeooo:paragraph-rsid="002a13ae" style:font-size-asian="12pt" style:font-size-complex="12pt"/>
    </style:style>
    <style:style style:name="P5" style:family="paragraph" style:parent-style-name="Standard">
      <style:paragraph-properties fo:line-height="115%"/>
      <style:text-properties style:font-name="DejaVu Sans" fo:font-size="12pt" officeooo:rsid="002bd980" officeooo:paragraph-rsid="002bd980" style:font-size-asian="12pt" style:font-size-complex="12pt"/>
    </style:style>
    <style:style style:name="P6" style:family="paragraph" style:parent-style-name="Standard">
      <style:paragraph-properties fo:line-height="115%"/>
      <style:text-properties style:font-name="DejaVu Sans" fo:font-size="12pt" officeooo:paragraph-rsid="00290cfd" style:font-size-asian="12pt" style:font-size-complex="12pt"/>
    </style:style>
    <style:style style:name="P7" style:family="paragraph" style:parent-style-name="Standard">
      <style:paragraph-properties fo:line-height="115%"/>
      <style:text-properties style:font-name="DejaVu Sans" fo:font-size="12pt" officeooo:paragraph-rsid="001ff610" style:font-size-asian="12pt" style:font-size-complex="12pt"/>
    </style:style>
    <style:style style:name="P8" style:family="paragraph" style:parent-style-name="Standard">
      <style:paragraph-properties fo:line-height="115%"/>
      <style:text-properties style:font-name="DejaVu Sans" fo:font-size="12pt" fo:font-style="normal" officeooo:paragraph-rsid="00290cfd" style:font-size-asian="12pt" style:font-size-complex="12pt"/>
    </style:style>
    <style:style style:name="P9" style:family="paragraph" style:parent-style-name="Standard">
      <style:paragraph-properties fo:line-height="115%"/>
      <style:text-properties style:font-name="DejaVu Sans" fo:font-size="12pt" fo:font-style="normal" officeooo:paragraph-rsid="003436a4" style:font-size-asian="12pt" style:font-size-complex="12pt"/>
    </style:style>
    <style:style style:name="T1" style:family="text">
      <style:text-properties style:text-position="super 58%" style:font-name="DejaVu Sans" fo:font-style="normal" style:font-size-asian="12pt" style:font-style-asian="normal" style:font-style-complex="normal"/>
    </style:style>
    <style:style style:name="T2" style:family="text">
      <style:text-properties style:text-position="0% 100%" fo:font-style="normal" officeooo:rsid="0021ef64" style:font-style-asian="normal" style:font-style-complex="normal"/>
    </style:style>
    <style:style style:name="T3" style:family="text">
      <style:text-properties style:text-position="0% 100%" fo:font-style="normal" officeooo:rsid="00230158" style:font-style-asian="normal" style:font-style-complex="normal"/>
    </style:style>
    <style:style style:name="T4" style:family="text">
      <style:text-properties style:text-position="0% 100%" fo:font-style="normal" officeooo:rsid="0023df12" style:font-style-asian="normal" style:font-style-complex="normal"/>
    </style:style>
    <style:style style:name="T5" style:family="text">
      <style:text-properties style:text-position="0% 100%" fo:font-style="normal" officeooo:rsid="002487a7" style:font-style-asian="normal" style:font-style-complex="normal"/>
    </style:style>
    <style:style style:name="T6" style:family="text">
      <style:text-properties style:text-position="0% 100%" fo:font-style="normal" officeooo:rsid="0032e22c" style:font-style-asian="normal" style:font-style-complex="normal"/>
    </style:style>
    <style:style style:name="T7" style:family="text">
      <style:text-properties style:text-position="0% 100%" officeooo:rsid="002487a7" style:font-style-asian="normal" style:font-style-complex="normal"/>
    </style:style>
    <style:style style:name="T8" style:family="text">
      <style:text-properties style:text-position="0% 100%" officeooo:rsid="00251815" style:font-style-asian="normal" style:font-style-complex="normal"/>
    </style:style>
    <style:style style:name="T9" style:family="text">
      <style:text-properties style:text-position="0% 100%" officeooo:rsid="0026f9c2" style:font-style-asian="normal" style:font-style-complex="normal"/>
    </style:style>
    <style:style style:name="T10" style:family="text">
      <style:text-properties style:text-position="0% 100%" officeooo:rsid="00276c32" style:font-style-asian="normal" style:font-style-complex="normal"/>
    </style:style>
    <style:style style:name="T11" style:family="text">
      <style:text-properties style:text-position="0% 100%" officeooo:rsid="00290cfd" style:font-style-asian="normal" style:font-style-complex="normal"/>
    </style:style>
    <style:style style:name="T12" style:family="text">
      <style:text-properties style:text-position="0% 100%" officeooo:rsid="003149cb" style:font-style-asian="normal" style:font-style-complex="normal"/>
    </style:style>
    <style:style style:name="T13" style:family="text">
      <style:text-properties style:text-position="0% 100%" style:font-name="DejaVu Sans" fo:font-style="normal" officeooo:rsid="001e42d5" style:font-size-asian="12pt" style:font-style-asian="normal" style:font-style-complex="normal"/>
    </style:style>
    <style:style style:name="T14" style:family="text">
      <style:text-properties style:text-position="0% 100%" style:font-name="DejaVu Sans" fo:font-style="normal" officeooo:rsid="001ff610" style:font-size-asian="12pt" style:font-style-asian="normal" style:font-style-complex="normal"/>
    </style:style>
    <style:style style:name="T15" style:family="text">
      <style:text-properties style:text-position="0% 100%" style:font-name="DejaVu Sans" fo:font-style="normal" officeooo:rsid="0020e9fb" style:font-size-asian="12pt" style:font-style-asian="normal" style:font-style-complex="normal"/>
    </style:style>
    <style:style style:name="T16" style:family="text">
      <style:text-properties style:text-position="0% 100%" style:font-name="DejaVu Sans" fo:font-style="normal" officeooo:rsid="0021ef64" style:font-size-asian="12pt" style:font-style-asian="normal" style:font-style-complex="normal"/>
    </style:style>
    <style:style style:name="T17" style:family="text">
      <style:text-properties fo:font-variant="normal" fo:text-transform="none" fo:color="#000000" style:text-position="0% 100%" fo:letter-spacing="normal" fo:font-weight="normal" officeooo:rsid="0026f9c2" style:font-style-asian="normal" style:font-style-complex="normal"/>
    </style:style>
    <style:style style:name="T18" style:family="text">
      <style:text-properties fo:font-variant="normal" fo:text-transform="none" fo:color="#000000" style:text-position="0% 100%" fo:letter-spacing="normal" fo:font-weight="normal" officeooo:rsid="00276c32" style:font-style-asian="normal" style:font-style-complex="normal"/>
    </style:style>
    <style:style style:name="T19" style:family="text">
      <style:text-properties fo:font-variant="normal" fo:text-transform="none" fo:color="#000000" style:text-position="0% 100%" fo:letter-spacing="normal" fo:font-weight="normal" officeooo:rsid="00290cfd" style:font-style-asian="normal" style:font-style-complex="normal"/>
    </style:style>
    <style:style style:name="T20" style:family="text">
      <style:text-properties fo:font-variant="normal" fo:text-transform="none" fo:color="#000000" style:text-position="0% 100%" fo:letter-spacing="normal" fo:font-weight="normal" officeooo:rsid="002dd933" style:font-style-asian="normal" style:font-style-complex="normal"/>
    </style:style>
    <style:style style:name="T21" style:family="text">
      <style:text-properties fo:font-variant="normal" fo:text-transform="none" fo:color="#000000" style:text-position="0% 100%" fo:letter-spacing="normal" fo:font-weight="normal" officeooo:rsid="002f9d21" style:font-style-asian="normal" style:font-style-complex="normal"/>
    </style:style>
    <style:style style:name="T22" style:family="text">
      <style:text-properties fo:font-variant="normal" fo:text-transform="none" fo:color="#000000" style:text-position="0% 100%" fo:letter-spacing="normal" fo:font-weight="normal" officeooo:rsid="003149cb" style:font-style-asian="normal" style:font-style-complex="normal"/>
    </style:style>
    <style:style style:name="T23" style:family="text">
      <style:text-properties fo:font-variant="normal" fo:text-transform="none" fo:color="#000000" style:text-position="0% 100%" fo:letter-spacing="normal" fo:font-weight="normal" officeooo:rsid="0032e22c" style:font-style-asian="normal" style:font-style-complex="normal"/>
    </style:style>
    <style:style style:name="T24" style:family="text">
      <style:text-properties fo:font-variant="normal" fo:text-transform="none" fo:color="#000000" style:text-position="0% 100%" fo:letter-spacing="normal" fo:font-weight="normal" officeooo:rsid="003436a4" style:font-style-asian="normal" style:font-style-complex="normal"/>
    </style:style>
    <style:style style:name="T25" style:family="text">
      <style:text-properties fo:font-variant="normal" fo:text-transform="none" fo:color="#000000" style:text-position="0% 100%" fo:letter-spacing="normal" fo:font-weight="normal" officeooo:rsid="0035db4f" style:font-style-asian="normal" style:font-style-complex="normal"/>
    </style:style>
    <style:style style:name="T26" style:family="text">
      <style:text-properties fo:font-variant="normal" fo:text-transform="none" fo:color="#000000" style:text-position="0% 100%" fo:letter-spacing="normal" fo:font-weight="normal" officeooo:rsid="00371b8a" style:font-style-asian="normal" style:font-style-complex="normal"/>
    </style:style>
    <style:style style:name="T27" style:family="text">
      <style:text-properties fo:font-variant="normal" fo:text-transform="none" fo:color="#000000" style:text-position="0% 100%" fo:letter-spacing="normal" fo:font-weight="normal" officeooo:rsid="0038d40e" style:font-style-asian="normal" style:font-style-complex="normal"/>
    </style:style>
    <style:style style:name="T28" style:family="text">
      <style:text-properties style:font-name="DejaVu Sans" style:font-size-asian="12pt"/>
    </style:style>
    <style:style style:name="T29" style:family="text">
      <style:text-properties style:font-name="DejaVu Sans" fo:font-style="italic" style:font-size-asian="12pt" style:font-style-asian="italic" style:font-style-complex="italic"/>
    </style:style>
    <style:style style:name="T30" style:family="text">
      <style:text-properties style:font-name="DejaVu Sans" fo:font-style="normal" style:font-size-asian="12pt"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ragraphs:</text:p>
      <text:p text:style-name="P2">Intro</text:p>
      <text:p text:style-name="P2">Explaining tragic hero</text:p>
      <text:p text:style-name="P2">Virtue</text:p>
      <text:p text:style-name="P4">Human reasoning/judgement (killing king, propehcy)</text:p>
      <text:p text:style-name="P5">catharsis/realizing</text:p>
      <text:p text:style-name="P5">outro</text:p>
      <text:p text:style-name="P6"/>
      <text:p text:style-name="P3"><text:span text:style-name="T28"><text:tab/>The play </text:span><text:span text:style-name="T29">Macbeth</text:span><text:span text:style-name="T30">, written in the early 17</text:span><text:span text:style-name="T1">th </text:span><text:span text:style-name="T13">century by Willian Shakespeare, chronicles the rise and fall of the play’s namesake, who </text:span><text:span text:style-name="T14">assassinates </text:span><text:span text:style-name="T13">the king of Scotland </text:span><text:span text:style-name="T14">from his position as a nobleman </text:span><text:span text:style-name="T13">and claims the throne for his own. </text:span><text:span text:style-name="T14">Through a series of events, he falls from honor and is eventually slain in battle by Macduff, </text:span><text:span text:style-name="T15">fulfilling a previously set prophecy. Overall, Macbeth begins as a </text:span><text:span text:style-name="T16">noble figure, then is shunned and reviled as a direct result of his actions, ambition, and hubris. At the end of the play, after his entire downfall, he confronts his situation and accepts it before his death, lending catharsis. Overall, because of these aspects, Macbeth is a perfect example of the classical Greek and Shakespearien tragic hero.</text:span></text:p>
      <text:p text:style-name="P7"><text:span text:style-name="T2"><text:tab/></text:span><text:span text:style-name="T3">First, it would help to define what a tragic hero is, exactly. Aristotle defined </text:span><text:span text:style-name="T4">a tragic hero as one that evokes a feeling of pity or fear from the audience, specifing that the focus should be the downfall of the hero’s fortune as opposed to their prosperity. As well, the downfall must be brought upon “not through vice or depravity but by some error of judgement.” </text:span><text:span text:style-name="T5">(Aristotle) Additionally, the hero must be virtuous yet not intriniscally good, i.e. subject to the weaknesses of human reasoning, which is the central aspect driving most stories involving a tragic hero — the hero makes a decision under a lapse of judgement then comes to realize the error of their ways, </text:span><text:span text:style-name="T6">frequently the result of a fatal flaw (hubris being the most common).</text:span></text:p>
      <text:p text:style-name="P8"><text:span text:style-name="T7"><text:tab/></text:span><text:span text:style-name="T8">At the begenning of the play, Macbeth is at a position of nobility and virtue. He himself is the ruler of a castle and the thane of Glamis (a position similar to the lord of a fief). In medeval Scotland, his position was second to that of the high-ranking earls, who in turn were directly in the King’s retainer. </text:span><text:span text:style-name="T11">Not all tragic heros were high ranking (although most were), however they were all virtuous.</text:span><text:span text:style-name="T8"> Macbeth was quoted as to have “…carved out his passage/Till he faced the slave;/Till he unseamed him from the nave to th’ chops,/And fixed his head upon our battlements.” (Act </text:span><text:span text:style-name="T12">I</text:span><text:span text:style-name="T8"> Scene </text:span><text:span text:style-name="T12">II</text:span><text:span text:style-name="T8">) With the quote showing him effortlessly fighting his way through enemies to the “</text:span><text:span text:style-name="T10">slave” (an insult to </text:span><text:span text:style-name="T9">the rebelling commander </text:span><text:soft-page-break/><text:span text:style-name="T17">Macdonwald</text:span><text:span text:style-name="T18">), </text:span><text:span text:style-name="T19">Macbeth is certainly valorous in battle, a trait that is very easily analogized to virtue. And overall, with the combination of his high place in society, valor in battle, and virtue in life, the first major requirement for a tragic hero is fulfilled.</text:span></text:p>
      <text:p text:style-name="P9"><text:span text:style-name="T19"><text:tab/></text:span><text:span text:style-name="T20">The arguably most important theme overall to Macbeth, </text:span><text:span text:style-name="T21">that of unchecked ambition, is directly related to the next important aspect of Macbeth as a tragic hero, i.e. the grounding via lapses of judgement. Throughout the play, Macbeth seems near unable to truly stand up for and make decisions for himself, leading to most of his downfall, namely his wife convincing him to assassinate King Duncan; “</text:span><text:span text:style-name="T22">He that's coming/Must be provided for: and you shall put./This night's great business into my dispatch;/Which shall to all our nights and days to come/Give solely sovereign sway and masterdom.” (Act I Scene V) Macbeth barely puts up any opposition, despite clearly knowing the immorality of his actions. As he showed strong loyalty to the king before, protesting on basis of loyalty in his retorts to his wife, a strong case is made that the outside influences of the witches and his </text:span><text:span text:style-name="T23">wife combined with a brief lapse in judgement (which he shows great regret for afterwards) was to blame instead of actual murderous ambitions. As well, his final fall — culminating in his death — was predicted by the witches, a prediction which he immediately refuted: “That will never be./Who can impress the forest, bid the tree/Unfix his earthbound root?… Macbeth/ Shall live the lease of nature.” </text:span><text:span text:style-name="T24">(Act IV Scene I) Macbeth once again goes against what would be more or less common sense, and, apparently blinded by pride, </text:span><text:span text:style-name="T25">interpretes the witches’ words to mean he will reign eternal, as opposed to treating it as a warning. </text:span><text:span text:style-name="T26">With this being almost textbook hubris, Macbeth fulfulls another requriement for a tragic hero.</text:span></text:p>
      <text:p text:style-name="P9"><text:span text:style-name="T26"><text:tab/></text:span><text:span text:style-name="T27">Finally is the topic of the downfall of fortune and final catharsis. We can agree that Macbeth is generally a fortunate person; he is of noble birth, was the thane of Glamis, became the thane of Cawdor and finally the king of Scotland. However, his luck takes a sharp downfall near the end of the play, with the fleeing of his political opponents, then with the death of his wife and his overthrowal happening in quick succes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e42d5" officeooo:paragraph-rsid="001e42d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lomon Greenberg</text:p>
        <text:p text:style-name="MP1">2016/02/29</text:p>
        <text:p text:style-name="MP1">Period 5</text:p>
        <text:p text:style-name="MP1">Mr. Hottm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21:19:55.658690264</meta:creation-date>
    <dc:date>2016-03-02T17:49:07.001520660</dc:date>
    <meta:editing-duration>PT30M22S</meta:editing-duration>
    <meta:editing-cycles>6</meta:editing-cycles>
    <meta:generator>LibreOffice/5.1.0.3$Linux_X86_64 LibreOffice_project/10m0$Build-3</meta:generator>
    <meta:document-statistic meta:table-count="0" meta:image-count="0" meta:object-count="0" meta:page-count="2" meta:paragraph-count="16" meta:word-count="785" meta:character-count="4671" meta:non-whitespace-character-count="3894"/>
  </office:meta>
</office:document-meta>
</file>